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>
      <style:paragraph-properties fo:text-align="center" style:justify-single-word="false"/>
      <style:text-properties style:font-name="Arial"/>
    </style:style>
    <style:style style:name="P4" style:family="paragraph" style:parent-style-name="Text_20_body">
      <style:paragraph-properties fo:text-align="start" style:justify-single-word="false"/>
      <style:text-properties style:font-name="Arial"/>
    </style:style>
    <style:style style:name="P5" style:family="paragraph" style:parent-style-name="Text_20_body" style:list-style-name="L6">
      <style:paragraph-properties fo:text-align="start" style:justify-single-word="false"/>
      <style:text-properties style:font-name="Arial"/>
    </style:style>
    <style:style style:name="P6" style:family="paragraph" style:parent-style-name="Text_20_body" style:list-style-name="L7">
      <style:paragraph-properties fo:text-align="start" style:justify-single-word="false"/>
      <style:text-properties style:font-name="Arial"/>
    </style:style>
    <style:style style:name="P7" style:family="paragraph" style:parent-style-name="Heading_20_1">
      <style:paragraph-properties fo:text-align="center" style:justify-single-word="false"/>
      <style:text-properties style:font-name="Arial"/>
    </style:style>
    <style:style style:name="P8" style:family="paragraph" style:parent-style-name="Heading_20_1">
      <style:paragraph-properties fo:text-align="center" style:justify-single-word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ahier des charges</text:h>
      <text:h text:style-name="P8" text:outline-level="1">Projet de programmation AP5 : Client mail pour Pda</text:h>
      <text:p text:style-name="P3"/>
      <text:h text:style-name="Heading_20_2" text:outline-level="2">Courte description</text:h>
      <text:p text:style-name="P2"/>
      <text:p text:style-name="P4"><text:tab/>Ce projet à pour but nous faire concevoir et réaliser une application client de gestion de mails. Cette application sera développée pour un Pda donné par l'IUT. Le coté serveur de l'application a été réalisé par des deuxièmes années.</text:p>
      <text:p text:style-name="P4"/>
      <text:h text:style-name="Heading_20_2" text:outline-level="2">Fonctionnalitées</text:h>
      <text:p text:style-name="P2"/>
      <text:p text:style-name="P4">Le programme devra implémenter au moins les fonctionnalités suivantes :</text:p>
      <text:list xml:id="list148821436" text:style-name="L6">
        <text:list-item>
          <text:p text:style-name="P5">créer un message</text:p>
        </text:list-item>
        <text:list-item>
          <text:p text:style-name="P5">gérer la connexion avec le serveur</text:p>
        </text:list-item>
        <text:list-item>
          <text:p text:style-name="P5">envoyer un message</text:p>
        </text:list-item>
        <text:list-item>
          <text:p text:style-name="P5">consulter la liste des messages reçus</text:p>
        </text:list-item>
        <text:list-item>
          <text:p text:style-name="P5">consulter un message</text:p>
        </text:list-item>
        <text:list-item>
          <text:p text:style-name="P5">effacer un message reçu</text:p>
        </text:list-item>
        <text:list-item>
          <text:p text:style-name="P5">sauvegarder dans un fichier les brouillons de message lors d'un fonctionnement sans connexion serveur</text:p>
        </text:list-item>
        <text:list-item>
          <text:p text:style-name="P5">envoyer les messages sauvegardés dans le fichier de sauvegarde lors d'une connexion.</text:p>
        </text:list-item>
      </text:list>
      <text:p text:style-name="P4"/>
      <text:p text:style-name="P4">Des fonctionnalités plus complexes sont également implémentables :</text:p>
      <text:list xml:id="list268516094" text:style-name="L7">
        <text:list-item>
          <text:p text:style-name="P6">pouvoir choisir de conserver une copie sur le serveur des messages récupérés</text:p>
        </text:list-item>
        <text:list-item>
          <text:p text:style-name="P6">synchroniser la destruction des messages récupérés avec les copies du serveur</text:p>
        </text:list-item>
        <text:list-item>
          <text:p text:style-name="P6">gérer une organisation (arbre) des messages en local (avec sauvegarde de l'arbre)</text:p>
        </text:list-item>
        <text:list-item>
          <text:p text:style-name="P6">gérer un carnet d'adresses de correspondants pour faciliter la saisie</text:p>
        </text:list-item>
      </text:list>
      <text:p text:style-name="P4"/>
      <text:h text:style-name="Heading_20_2" text:outline-level="2">Conclusion</text:h>
      <text:p text:style-name="P2"/>
      <text:p text:style-name="P2">Cette application doit donc être facile d'utilisation sur un Pda et facile d'accès en génér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Guillaume CLAUDIC – Titouan DE KERAUTEM - Eflamm OLIVIER – Thibault GUITTE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4:49:43</meta:creation-date>
    <dc:date>2012-05-06T14:06:36</dc:date>
    <meta:editing-duration>PT25M7S</meta:editing-duration>
    <meta:editing-cycles>15</meta:editing-cycles>
    <meta:generator>LibreOffice/3.5$Linux_X86_64 LibreOffice_project/350m1$Build-202</meta:generator>
    <meta:document-statistic meta:table-count="0" meta:image-count="0" meta:object-count="0" meta:page-count="1" meta:paragraph-count="22" meta:word-count="208" meta:character-count="1300" meta:non-whitespace-character-count="1125"/>
  </office:meta>
</office:document-meta>
</file>